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a138" officeooo:paragraph-rsid="0002a138"/>
    </style:style>
    <style:style style:name="P2" style:family="paragraph" style:parent-style-name="Standard">
      <style:text-properties fo:font-style="italic" officeooo:rsid="0002a138" officeooo:paragraph-rsid="0002a138" style:font-style-asian="italic" style:font-style-complex="italic"/>
    </style:style>
    <style:style style:name="P3" style:family="paragraph" style:parent-style-name="Standard">
      <style:text-properties fo:font-style="normal" officeooo:rsid="0002a138" officeooo:paragraph-rsid="0002a138" style:font-style-asian="normal" style:font-style-complex="normal"/>
    </style:style>
    <style:style style:name="P4" style:family="paragraph" style:parent-style-name="Standard">
      <style:text-properties fo:font-style="normal" officeooo:rsid="0002bc7f" officeooo:paragraph-rsid="0002a138" style:font-style-asian="normal" style:font-style-complex="normal"/>
    </style:style>
    <style:style style:name="P5" style:family="paragraph" style:parent-style-name="Standard">
      <style:text-properties fo:font-style="normal" officeooo:rsid="0002bc7f" officeooo:paragraph-rsid="0002bc7f" style:font-style-asian="normal" style:font-style-complex="normal"/>
    </style:style>
    <style:style style:name="P6" style:family="paragraph" style:parent-style-name="Standard">
      <style:text-properties fo:font-style="normal" officeooo:rsid="0002bc7f" officeooo:paragraph-rsid="00033c5e" style:font-style-asian="normal" style:font-style-complex="normal"/>
    </style:style>
    <style:style style:name="P7" style:family="paragraph" style:parent-style-name="Standard">
      <style:text-properties fo:font-style="normal" officeooo:rsid="00033c5e" officeooo:paragraph-rsid="00033c5e" style:font-style-asian="normal" style:font-style-complex="normal"/>
    </style:style>
    <style:style style:name="P8" style:family="paragraph" style:parent-style-name="Standard">
      <style:text-properties fo:font-style="normal" officeooo:rsid="00033c5e" officeooo:paragraph-rsid="000a03fd" style:font-style-asian="normal" style:font-style-complex="normal"/>
    </style:style>
    <style:style style:name="P9" style:family="paragraph" style:parent-style-name="Standard">
      <style:text-properties fo:font-style="normal" officeooo:rsid="00033c5e" officeooo:paragraph-rsid="000a7352" style:font-style-asian="normal" style:font-style-complex="normal"/>
    </style:style>
    <style:style style:name="P10" style:family="paragraph" style:parent-style-name="Standard">
      <style:text-properties fo:font-style="normal" officeooo:rsid="000a03fd" officeooo:paragraph-rsid="0002bc7f" style:font-style-asian="normal" style:font-style-complex="normal"/>
    </style:style>
    <style:style style:name="P11" style:family="paragraph" style:parent-style-name="Standard">
      <style:text-properties fo:font-style="normal" officeooo:rsid="000a03fd" officeooo:paragraph-rsid="000a03fd" style:font-style-asian="normal" style:font-style-complex="normal"/>
    </style:style>
    <style:style style:name="P12" style:family="paragraph" style:parent-style-name="Standard">
      <style:text-properties fo:font-style="normal" officeooo:rsid="000a7352" officeooo:paragraph-rsid="000a7352" style:font-style-asian="normal" style:font-style-complex="normal"/>
    </style:style>
    <style:style style:name="P13" style:family="paragraph" style:parent-style-name="Standard">
      <style:text-properties officeooo:rsid="00033c5e" officeooo:paragraph-rsid="00033c5e"/>
    </style:style>
    <style:style style:name="P14" style:family="paragraph" style:parent-style-name="Standard">
      <style:text-properties officeooo:rsid="00033c5e" officeooo:paragraph-rsid="0002a138"/>
    </style:style>
    <style:style style:name="P15" style:family="paragraph" style:parent-style-name="Standard">
      <style:text-properties officeooo:rsid="00087dd9" officeooo:paragraph-rsid="00087dd9"/>
    </style:style>
    <style:style style:name="P16" style:family="paragraph" style:parent-style-name="Standard">
      <style:text-properties fo:font-style="normal" officeooo:rsid="0002a138" officeooo:paragraph-rsid="0002a138" style:font-style-asian="normal" style:font-style-complex="normal"/>
    </style:style>
    <style:style style:name="P17" style:family="paragraph" style:parent-style-name="Standard">
      <style:text-properties officeooo:rsid="000ecf9d" officeooo:paragraph-rsid="000ecf9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33c5e"/>
    </style:style>
    <style:style style:name="T3" style:family="text">
      <style:text-properties officeooo:rsid="00041572"/>
    </style:style>
    <style:style style:name="T4" style:family="text">
      <style:text-properties officeooo:rsid="0005ed8d"/>
    </style:style>
    <style:style style:name="T5" style:family="text">
      <style:text-properties officeooo:rsid="00087dd9"/>
    </style:style>
    <style:style style:name="T6" style:family="text">
      <style:text-properties officeooo:rsid="000a03fd"/>
    </style:style>
    <style:style style:name="T7" style:family="text">
      <style:text-properties officeooo:rsid="000a7352"/>
    </style:style>
    <style:style style:name="T8" style:family="text">
      <style:text-properties officeooo:rsid="000b42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5">Vinícius do Amaral Brunheroto</text:p>
      <text:p text:style-name="P15">ED1 <text:tab/></text:p>
      <text:p text:style-name="P15"/>
      <text:p text:style-name="P15"/>
      <text:p text:style-name="P15"/>
      <text:p text:style-name="P15">Atividade 3)</text:p>
      <text:p text:style-name="Standard"/>
      <text:p text:style-name="Standard"/>
      <text:p text:style-name="Standard"/>
      <text:p text:style-name="P2">/* Subrotina para fazer com que a árvore se torne novamente AVL: *<text:span text:style-name="T1">/</text:span></text:p>
      <text:p text:style-name="P3"/>
      <text:p text:style-name="P1">Função Rebalanc(tree: <text:span text:style-name="T8">No</text:span>Ptr, sair: <text:span text:style-name="T8">No</text:span>Ptr)</text:p>
      <text:p text:style-name="P3"/>
      <text:p text:style-name="P2"><text:s text:c="6"/><text:tab/> /* Suponha que exista um função à parte para remover um nó da árvore */</text:p>
      <text:p text:style-name="P2"><text:s text:c="7"/><text:tab/>//<text:span text:style-name="T5">sair aponta para o nó S</text:span></text:p>
      <text:p text:style-name="P3"><text:tab/>Remove(sair)</text:p>
      <text:p text:style-name="P4"/>
      <text:p text:style-name="P5"><text:tab/>// 1. Rotacionar à esquerda <text:span text:style-name="T4">sobre a subárvore enraizada em Y</text:span></text:p>
      <text:p text:style-name="P10"/>
      <text:p text:style-name="P5"><text:tab/>//<text:span text:style-name="T4">tree aponta para o nó </text:span><text:span text:style-name="T6">R</text:span></text:p>
      <text:p text:style-name="P5"/>
      <text:p text:style-name="P5"><text:tab/>sair = <text:s/>Dir(tree→dir→<text:span text:style-name="T6">esq</text:span>)</text:p>
      <text:p text:style-name="P7"><text:tab/>Esq(sair) = tree→dir→<text:span text:style-name="T6">esq</text:span></text:p>
      <text:p text:style-name="P7"/>
      <text:p text:style-name="P8"><text:span text:style-name="T3"><text:tab/>//A subárvore rotacionada é conectada ao resto da árvore</text:span></text:p>
      <text:p text:style-name="P11"><text:span text:style-name="T7"><text:tab/>Esq(</text:span>tree→<text:span text:style-name="T7">dir)</text:span> = sair</text:p>
      <text:p text:style-name="P11"/>
      <text:p text:style-name="P7"/>
      <text:p text:style-name="P6"><text:tab/>// <text:span text:style-name="T2">2</text:span>. Rotacionar à <text:span text:style-name="T2">direita</text:span> <text:span text:style-name="T4">sobre a subárvore enraizada em H</text:span></text:p>
      <text:p text:style-name="P7"/>
      <text:p text:style-name="P7"><text:tab/>//tree <text:span text:style-name="T6">continua apontando</text:span> para <text:span text:style-name="T4">o nó</text:span> <text:span text:style-name="T7">R</text:span></text:p>
      <text:p text:style-name="P14"/>
      <text:p text:style-name="P13"><text:tab/>Dir(sair)= tree→dir</text:p>
      <text:p text:style-name="P13"/>
      <text:p text:style-name="P9"><text:tab/>//<text:span text:style-name="T3">A subárvore rotacionada é conectada ao resto da árvore</text:span></text:p>
      <text:p text:style-name="P12"><text:tab/>Dir(tree) = sair</text:p>
      <text:p text:style-name="P1"/>
      <text:p text:style-name="P1"/>
      <text:p text:style-name="P1"/>
      <text:p text:style-name="P17">fim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4T20:15:51.725000000</meta:creation-date>
    <dc:date>2021-07-14T23:15:16.152000000</dc:date>
    <meta:editing-duration>PT10M31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20" meta:word-count="115" meta:character-count="691" meta:non-whitespace-character-count="565"/>
  </office:meta>
</office:document-meta>
</file>